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Temperature=0.5</text:p>
          </table:table-cell>
          <table:table-cell office:value-type="string" calcext:value-type="string">
            <text:p>Temperature=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230506" calcext:value-type="float">
            <text:p>0.02230506</text:p>
          </table:table-cell>
          <table:table-cell office:value-type="float" office:value="0.00089539" calcext:value-type="float">
            <text:p>0.00089539</text:p>
          </table:table-cell>
          <table:table-cell office:value-type="float" office:value="0.46739134" calcext:value-type="float">
            <text:p>0.46739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801477" calcext:value-type="float">
            <text:p>0.72801477</text:p>
          </table:table-cell>
          <table:table-cell office:value-type="float" office:value="0.95386307" calcext:value-type="float">
            <text:p>0.95386307</text:p>
          </table:table-cell>
          <table:table-cell office:value-type="float" office:value="0.93848652" calcext:value-type="float">
            <text:p>0.938486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183" calcext:value-type="float">
            <text:p>0.00002183</text:p>
          </table:table-cell>
          <table:table-cell office:value-type="float" office:value="0" calcext:value-type="float">
            <text:p>0</text:p>
          </table:table-cell>
          <table:table-cell office:value-type="float" office:value="0.11689382" calcext:value-type="float">
            <text:p>0.11689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0056" calcext:value-type="float">
            <text:p>0.00010056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0.15866585" calcext:value-type="float">
            <text:p>0.158665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1972" calcext:value-type="float">
            <text:p>0.01631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79248" calcext:value-type="float">
            <text:p>0.01679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3507" calcext:value-type="float">
            <text:p>0.016235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589" calcext:value-type="float">
            <text:p>0.01645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3081" calcext:value-type="float">
            <text:p>0.00033081</text:p>
          </table:table-cell>
          <table:table-cell office:value-type="float" office:value="0.0000002" calcext:value-type="float">
            <text:p>0.0000002</text:p>
          </table:table-cell>
          <table:table-cell office:value-type="float" office:value="0.20133286" calcext:value-type="float">
            <text:p>0.20133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05752" calcext:value-type="float">
            <text:p>0.009057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5393" calcext:value-type="float">
            <text:p>0.018353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1027" calcext:value-type="float">
            <text:p>0.012210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917386" calcext:value-type="float">
            <text:p>0.14917386</text:p>
          </table:table-cell>
          <table:table-cell office:value-type="float" office:value="0.04004895" calcext:value-type="float">
            <text:p>0.04004895</text:p>
          </table:table-cell>
          <table:table-cell office:value-type="float" office:value="0.68350004" calcext:value-type="float">
            <text:p>0.683500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000993" calcext:value-type="float">
            <text:p>0.03000993</text:p>
          </table:table-cell>
          <table:table-cell office:value-type="float" office:value="0.00162082" calcext:value-type="float">
            <text:p>0.00162082</text:p>
          </table:table-cell>
          <table:table-cell office:value-type="float" office:value="0.49596724" calcext:value-type="float">
            <text:p>0.495967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270333" calcext:value-type="float">
            <text:p>0.04270333</text:p>
          </table:table-cell>
          <table:table-cell office:value-type="float" office:value="0.00328193" calcext:value-type="float">
            <text:p>0.00328193</text:p>
          </table:table-cell>
          <table:table-cell office:value-type="float" office:value="0.53222143" calcext:value-type="float">
            <text:p>0.532221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84118" calcext:value-type="float">
            <text:p>0.01684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5959" calcext:value-type="float">
            <text:p>0.015459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1716" calcext:value-type="float">
            <text:p>0.014117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7456" calcext:value-type="float">
            <text:p>0.011674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9672" calcext:value-type="float">
            <text:p>0.014196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4796" calcext:value-type="float">
            <text:p>0.011247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50792" calcext:value-type="float">
            <text:p>0.015507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9888" calcext:value-type="float">
            <text:p>0.013898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4411" calcext:value-type="float">
            <text:p>0.01374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3827" calcext:value-type="float">
            <text:p>0.017038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9994" calcext:value-type="float">
            <text:p>0.015999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04" calcext:value-type="float">
            <text:p>0.00000004</text:p>
          </table:table-cell>
          <table:table-cell office:value-type="float" office:value="0" calcext:value-type="float">
            <text:p>0</text:p>
          </table:table-cell>
          <table:table-cell office:value-type="float" office:value="0.03269228" calcext:value-type="float">
            <text:p>0.03269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57386" calcext:value-type="float">
            <text:p>0.0057386</text:p>
          </table:table-cell>
          <table:table-cell office:value-type="float" office:value="0.00005927" calcext:value-type="float">
            <text:p>0.00005927</text:p>
          </table:table-cell>
          <table:table-cell office:value-type="float" office:value="0.35625524" calcext:value-type="float">
            <text:p>0.356255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7491" calcext:value-type="float">
            <text:p>0.00017491</text:p>
          </table:table-cell>
          <table:table-cell office:value-type="float" office:value="0.00000006" calcext:value-type="float">
            <text:p>0.00000006</text:p>
          </table:table-cell>
          <table:table-cell office:value-type="float" office:value="0.17724143" calcext:value-type="float">
            <text:p>0.17724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5624" calcext:value-type="float">
            <text:p>0.016556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36438" calcext:value-type="float">
            <text:p>0.012364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76483" calcext:value-type="float">
            <text:p>0.013764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3407" calcext:value-type="float">
            <text:p>0.007334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8418" calcext:value-type="float">
            <text:p>0.00008418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15312437" calcext:value-type="float">
            <text:p>0.153124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5198" calcext:value-type="float">
            <text:p>0.00005198</text:p>
          </table:table-cell>
          <table:table-cell office:value-type="float" office:value="0" calcext:value-type="float">
            <text:p>0</text:p>
          </table:table-cell>
          <table:table-cell office:value-type="float" office:value="0.13905059" calcext:value-type="float">
            <text:p>0.139050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765" calcext:value-type="float">
            <text:p>0.00000765</text:p>
          </table:table-cell>
          <table:table-cell office:value-type="float" office:value="0" calcext:value-type="float">
            <text:p>0</text:p>
          </table:table-cell>
          <table:table-cell office:value-type="float" office:value="0.09477168" calcext:value-type="float">
            <text:p>0.094771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96" calcext:value-type="float">
            <text:p>0.00000096</text:p>
          </table:table-cell>
          <table:table-cell office:value-type="float" office:value="0" calcext:value-type="float">
            <text:p>0</text:p>
          </table:table-cell>
          <table:table-cell office:value-type="float" office:value="0.06264202" calcext:value-type="float">
            <text:p>0.062642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471154" calcext:value-type="float">
            <text:p>0.00471154</text:p>
          </table:table-cell>
          <table:table-cell office:value-type="float" office:value="0.00003995" calcext:value-type="float">
            <text:p>0.00003995</text:p>
          </table:table-cell>
          <table:table-cell office:value-type="float" office:value="0.34247795" calcext:value-type="float">
            <text:p>0.342477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15507" calcext:value-type="float">
            <text:p>0.00015507</text:p>
          </table:table-cell>
          <table:table-cell office:value-type="float" office:value="0.00000004" calcext:value-type="float">
            <text:p>0.00000004</text:p>
          </table:table-cell>
          <table:table-cell office:value-type="float" office:value="0.17302379" calcext:value-type="float">
            <text:p>0.173023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57" calcext:value-type="float">
            <text:p>0.00000057</text:p>
          </table:table-cell>
          <table:table-cell office:value-type="float" office:value="0" calcext:value-type="float">
            <text:p>0</text:p>
          </table:table-cell>
          <table:table-cell office:value-type="float" office:value="0.05637477" calcext:value-type="float">
            <text:p>0.056374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9001" calcext:value-type="float">
            <text:p>0.00009001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15518689" calcext:value-type="float">
            <text:p>0.155186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658128" calcext:value-type="float">
            <text:p>0.00658128</text:p>
          </table:table-cell>
          <table:table-cell office:value-type="float" office:value="0.00007795" calcext:value-type="float">
            <text:p>0.00007795</text:p>
          </table:table-cell>
          <table:table-cell office:value-type="float" office:value="0.36615251" calcext:value-type="float">
            <text:p>0.366152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115" calcext:value-type="float">
            <text:p>0.00000115</text:p>
          </table:table-cell>
          <table:table-cell office:value-type="float" office:value="0" calcext:value-type="float">
            <text:p>0</text:p>
          </table:table-cell>
          <table:table-cell office:value-type="float" office:value="0.06489969" calcext:value-type="float">
            <text:p>0.064899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2842" calcext:value-type="float">
            <text:p>0.00002842</text:p>
          </table:table-cell>
          <table:table-cell office:value-type="float" office:value="0" calcext:value-type="float">
            <text:p>0</text:p>
          </table:table-cell>
          <table:table-cell office:value-type="float" office:value="0.12323665" calcext:value-type="float">
            <text:p>0.123236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1151" calcext:value-type="float">
            <text:p>0.00001151</text:p>
          </table:table-cell>
          <table:table-cell office:value-type="float" office:value="0" calcext:value-type="float">
            <text:p>0</text:p>
          </table:table-cell>
          <table:table-cell office:value-type="float" office:value="0.10284724" calcext:value-type="float">
            <text:p>0.102847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10118" calcext:value-type="float">
            <text:p>0.00010118</text:p>
          </table:table-cell>
          <table:table-cell office:value-type="float" office:value="0.00000002" calcext:value-type="float">
            <text:p>0.00000002</text:p>
          </table:table-cell>
          <table:table-cell office:value-type="float" office:value="0.15886207" calcext:value-type="float">
            <text:p>0.158862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1047" calcext:value-type="float">
            <text:p>0.00001047</text:p>
          </table:table-cell>
          <table:table-cell office:value-type="float" office:value="0" calcext:value-type="float">
            <text:p>0</text:p>
          </table:table-cell>
          <table:table-cell office:value-type="float" office:value="0.10091911" calcext:value-type="float">
            <text:p>0.100919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1568" calcext:value-type="float">
            <text:p>0.0011568</text:p>
          </table:table-cell>
          <table:table-cell office:value-type="float" office:value="0.00000241" calcext:value-type="float">
            <text:p>0.00000241</text:p>
          </table:table-cell>
          <table:table-cell office:value-type="float" office:value="0.25861357" calcext:value-type="float">
            <text:p>0.258613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5" calcext:value-type="float">
            <text:p>0.0000035</text:p>
          </table:table-cell>
          <table:table-cell office:value-type="float" office:value="0" calcext:value-type="float">
            <text:p>0</text:p>
          </table:table-cell>
          <table:table-cell office:value-type="float" office:value="0.08104192" calcext:value-type="float">
            <text:p>0.08104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" calcext:value-type="float">
            <text:p>0</text:p>
          </table:table-cell>
          <table:table-cell office:value-type="float" office:value="0.02691663" calcext:value-type="float">
            <text:p>0.026916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761" calcext:value-type="float">
            <text:p>0.00000761</text:p>
          </table:table-cell>
          <table:table-cell office:value-type="float" office:value="0" calcext:value-type="float">
            <text:p>0</text:p>
          </table:table-cell>
          <table:table-cell office:value-type="float" office:value="0.09467607" calcext:value-type="float">
            <text:p>0.094676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78042" calcext:value-type="float">
            <text:p>0.0078042</text:p>
          </table:table-cell>
          <table:table-cell office:value-type="float" office:value="0.00010961" calcext:value-type="float">
            <text:p>0.00010961</text:p>
          </table:table-cell>
          <table:table-cell office:value-type="float" office:value="0.37884855" calcext:value-type="float">
            <text:p>0.378848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4231" calcext:value-type="float">
            <text:p>0.00004231</text:p>
          </table:table-cell>
          <table:table-cell office:value-type="float" office:value="0" calcext:value-type="float">
            <text:p>0</text:p>
          </table:table-cell>
          <table:table-cell office:value-type="float" office:value="0.13343879" calcext:value-type="float">
            <text:p>0.133438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1439" calcext:value-type="float">
            <text:p>0.00001439</text:p>
          </table:table-cell>
          <table:table-cell office:value-type="float" office:value="0" calcext:value-type="float">
            <text:p>0</text:p>
          </table:table-cell>
          <table:table-cell office:value-type="float" office:value="0.10755552" calcext:value-type="float">
            <text:p>0.107555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384" calcext:value-type="float">
            <text:p>0.0000384</text:p>
          </table:table-cell>
          <table:table-cell office:value-type="float" office:value="0" calcext:value-type="float">
            <text:p>0</text:p>
          </table:table-cell>
          <table:table-cell office:value-type="float" office:value="0.13087862" calcext:value-type="float">
            <text:p>0.130878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35929" calcext:value-type="float">
            <text:p>0.00035929</text:p>
          </table:table-cell>
          <table:table-cell office:value-type="float" office:value="0.00000023" calcext:value-type="float">
            <text:p>0.00000023</text:p>
          </table:table-cell>
          <table:table-cell office:value-type="float" office:value="0.20468681" calcext:value-type="float">
            <text:p>0.204686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009" calcext:value-type="float">
            <text:p>0.00000009</text:p>
          </table:table-cell>
          <table:table-cell office:value-type="float" office:value="0" calcext:value-type="float">
            <text:p>0</text:p>
          </table:table-cell>
          <table:table-cell office:value-type="float" office:value="0.03917688" calcext:value-type="float">
            <text:p>0.039176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16368" calcext:value-type="float">
            <text:p>0.00016368</text:p>
          </table:table-cell>
          <table:table-cell office:value-type="float" office:value="0.00000005" calcext:value-type="float">
            <text:p>0.00000005</text:p>
          </table:table-cell>
          <table:table-cell office:value-type="float" office:value="0.17490367" calcext:value-type="float">
            <text:p>0.174903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7856" calcext:value-type="float">
            <text:p>0.01707856</text:p>
          </table:table-cell>
        </table:table-row>
        <table:table-row table:style-name="ro1">
          <table:table-cell/>
          <table:table-cell table:formula="of:=SUM([.B2:.B60])" office:value-type="float" office:value="0.99999995" calcext:value-type="float">
            <text:p>0.99999995</text:p>
          </table:table-cell>
          <table:table-cell table:formula="of:=SUM([.C2:.C60])" office:value-type="float" office:value="0.99999999" calcext:value-type="float">
            <text:p>0.99999999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orig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3.4327in" svg:height="3.5429in" svg:x="0.0004in" svg:y="0.0004in">
              <draw:object draw:notify-on-update-of-ranges="Sheet1.A2:Sheet1.A60 Sheet1.B1:Sheet1.B1 Sheet1.B2:Sheet1.B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0.5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3.3177in" svg:height="3.5429in" svg:x="0.0004in" svg:y="0.0004in">
              <draw:object draw:notify-on-update-of-ranges="Sheet1.A2:Sheet1.A60 Sheet1.B1:Sheet1.B1 Sheet1.B2:Sheet1.B60 Sheet1.C1:Sheet1.C1 Sheet1.C2:Sheet1.C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3-01T20:10:33.767293768</meta:creation-date>
    <dc:date>2026-03-01T20:52:28.979430005</dc:date>
    <meta:editing-duration>PT10M11S</meta:editing-duration>
    <meta:editing-cycles>3</meta:editing-cycles>
    <meta:generator>LibreOffice/25.8.4.2$Linux_X86_64 LibreOffice_project/580$Build-2</meta:generator>
    <meta:document-statistic meta:table-count="4" meta:cell-count="24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28cm" svg:height="9cm" xlink:href=".." xlink:type="simple" chart:class="chart:bar" chart:style-name="ch1">
        <chart:legend chart:legend-position="end" svg:x="5.034cm" svg:y="1.221cm" style:legend-expansion="custom" svg:width="7.571cm" svg:height="1.108cm" style:legend-expansion-aspect-ratio="6.83303249097473" chart:style-name="ch2"/>
        <chart:plot-area chart:style-name="ch3" svg:x="0.675cm" svg:y="0.179cm" svg:width="33.15cm" svg:height="8.64cm">
          <chart:coordinate-region svg:x="1.426cm" svg:y="0.382cm" svg:width="32.399cm" svg:height="7.784cm"/>
          <chart:axis chart:dimension="x" chart:name="primary-x" chart:style-name="ch4" chartooo:axis-type="auto">
            <chartooo:date-scale/>
            <chart:categories table:cell-range-address="Sheet1.A2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0" chart:label-cell-address="Sheet1.B1:Sheet1.B1" chart:class="chart:bar">
            <chart:data-point chart:repeated="59"/>
          </chart:series>
          <chart:series chart:style-name="ch8" chart:values-cell-range-address="Sheet1.C2:Sheet1.C60" chart:label-cell-address="Sheet1.C1:Sheet1.C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  <table:table-cell office:value-type="string">
                <text:p>Temperature=0.5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0</svg:desc>
                </draw:g>
              </table:table-cell>
              <table:table-cell office:value-type="float" office:value="0.02230506">
                <text:p>0.02230506</text:p>
                <draw:g>
                  <svg:desc>Sheet1.B2:Sheet1.B60</svg:desc>
                </draw:g>
              </table:table-cell>
              <table:table-cell office:value-type="float" office:value="0.00089539">
                <text:p>0.00089539</text:p>
                <draw:g>
                  <svg:desc>Sheet1.C2:Sheet1.C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801477">
                <text:p>0.72801477</text:p>
              </table:table-cell>
              <table:table-cell office:value-type="float" office:value="0.95386307">
                <text:p>0.953863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2183">
                <text:p>0.0000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056">
                <text:p>0.00010056</text:p>
              </table:table-cell>
              <table:table-cell office:value-type="float" office:value="0.00000002">
                <text:p>0.00000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3081">
                <text:p>0.00033081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917386">
                <text:p>0.14917386</text:p>
              </table:table-cell>
              <table:table-cell office:value-type="float" office:value="0.04004895">
                <text:p>0.040048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000993">
                <text:p>0.03000993</text:p>
              </table:table-cell>
              <table:table-cell office:value-type="float" office:value="0.00162082">
                <text:p>0.001620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270333">
                <text:p>0.04270333</text:p>
              </table:table-cell>
              <table:table-cell office:value-type="float" office:value="0.00328193">
                <text:p>0.003281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7386">
                <text:p>0.0057386</text:p>
              </table:table-cell>
              <table:table-cell office:value-type="float" office:value="0.00005927">
                <text:p>0.000059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17491">
                <text:p>0.00017491</text:p>
              </table:table-cell>
              <table:table-cell office:value-type="float" office:value="0.00000006">
                <text:p>0.000000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8418">
                <text:p>0.00008418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5198">
                <text:p>0.00005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765">
                <text:p>0.0000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96">
                <text:p>0.000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71154">
                <text:p>0.00471154</text:p>
              </table:table-cell>
              <table:table-cell office:value-type="float" office:value="0.00003995">
                <text:p>0.000039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5507">
                <text:p>0.00015507</text:p>
              </table:table-cell>
              <table:table-cell office:value-type="float" office:value="0.00000004">
                <text:p>0.000000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7">
                <text:p>0.0000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9001">
                <text:p>0.00009001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658128">
                <text:p>0.00658128</text:p>
              </table:table-cell>
              <table:table-cell office:value-type="float" office:value="0.00007795">
                <text:p>0.000077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5">
                <text:p>0.0000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2842">
                <text:p>0.0000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151">
                <text:p>0.0000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10118">
                <text:p>0.00010118</text:p>
              </table:table-cell>
              <table:table-cell office:value-type="float" office:value="0.00000002">
                <text:p>0.0000000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047">
                <text:p>0.0000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1568">
                <text:p>0.0011568</text:p>
              </table:table-cell>
              <table:table-cell office:value-type="float" office:value="0.00000241">
                <text:p>0.000002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5">
                <text:p>0.000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761">
                <text:p>0.00000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78042">
                <text:p>0.0078042</text:p>
              </table:table-cell>
              <table:table-cell office:value-type="float" office:value="0.00010961">
                <text:p>0.000109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4231">
                <text:p>0.00004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39">
                <text:p>0.0000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384">
                <text:p>0.0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5929">
                <text:p>0.00035929</text:p>
              </table:table-cell>
              <table:table-cell office:value-type="float" office:value="0.00000023">
                <text:p>0.0000002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">
                <text:p>0.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16368">
                <text:p>0.00016368</text:p>
              </table:table-cell>
              <table:table-cell office:value-type="float" office:value="0.00000005">
                <text:p>0.000000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2cm" svg:height="9cm" xlink:href=".." xlink:type="simple" chart:class="chart:bar" chart:style-name="ch1">
        <chart:legend chart:legend-position="end" svg:x="6.346cm" svg:y="1.551cm" style:legend-expansion="custom" svg:width="3.805cm" svg:height="0.604cm" style:legend-expansion-aspect-ratio="6.29966887417219" chart:style-name="ch2"/>
        <chart:plot-area chart:style-name="ch3" svg:x="0.681cm" svg:y="0.18cm" svg:width="33.436cm" svg:height="8.639cm">
          <chart:coordinate-region svg:x="1.432cm" svg:y="0.382cm" svg:width="32.685cm" svg:height="7.784cm"/>
          <chart:axis chart:dimension="x" chart:name="primary-x" chart:style-name="ch4" chartooo:axis-type="auto">
            <chartooo:date-scale/>
            <chart:categories table:cell-range-address="Sheet1.A2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0" chart:label-cell-address="Sheet1.B1:Sheet1.B1" chart:class="chart:bar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0</svg:desc>
                </draw:g>
              </table:table-cell>
              <table:table-cell office:value-type="float" office:value="0.02230506">
                <text:p>0.02230506</text:p>
                <draw:g>
                  <svg:desc>Sheet1.B2:Sheet1.B6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2801477">
                <text:p>0.728014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2183">
                <text:p>0.000021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0056">
                <text:p>0.000100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3081">
                <text:p>0.000330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4917386">
                <text:p>0.14917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000993">
                <text:p>0.030009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270333">
                <text:p>0.04270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4">
                <text:p>0.0000000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7386">
                <text:p>0.00573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17491">
                <text:p>0.0001749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8418">
                <text:p>0.000084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5198">
                <text:p>0.0000519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765">
                <text:p>0.000007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96">
                <text:p>0.000000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71154">
                <text:p>0.0047115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15507">
                <text:p>0.000155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7">
                <text:p>0.000000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9001">
                <text:p>0.00009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658128">
                <text:p>0.006581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5">
                <text:p>0.000001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2842">
                <text:p>0.000028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151">
                <text:p>0.0000115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10118">
                <text:p>0.0001011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047">
                <text:p>0.0000104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11568">
                <text:p>0.001156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">
                <text:p>0.000000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761">
                <text:p>0.000007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78042">
                <text:p>0.007804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4231">
                <text:p>0.0000423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1439">
                <text:p>0.000014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384">
                <text:p>0.00003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35929">
                <text:p>0.000359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">
                <text:p>0.0000000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16368">
                <text:p>0.0001636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